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 style:list-style-name="L2"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4pt" officeooo:rsid="0019ce0e" officeooo:paragraph-rsid="001a93f8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8fa6d" officeooo:paragraph-rsid="0018fa6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19ce0e" officeooo:paragraph-rsid="0019ce0e" style:font-size-asian="12pt" style:font-size-complex="12pt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Preformatted_20_Text">
      <style:text-properties officeooo:rsid="0018fa6d" officeooo:paragraph-rsid="0018fa6d"/>
    </style:style>
    <style:style style:name="P11" style:family="paragraph" style:parent-style-name="Preformatted_20_Text">
      <style:paragraph-properties fo:text-align="justify" style:justify-single-word="false"/>
      <style:text-properties style:font-name="Arial" fo:font-size="12pt" officeooo:rsid="0018fa6d" officeooo:paragraph-rsid="0018fa6d" style:font-size-asian="12pt" style:font-size-complex="12pt"/>
    </style:style>
    <style:style style:name="P12" style:family="paragraph" style:parent-style-name="Preformatted_20_Text">
      <style:paragraph-properties fo:line-height="125%"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Preformatted_20_Text">
      <style:text-properties style:font-name="Arial" fo:font-size="18pt" fo:font-weight="bold" officeooo:rsid="0018fa6d" officeooo:paragraph-rsid="0018fa6d" style:font-name-asian="Noto Sans CJK SC Regular" style:font-size-asian="18pt" style:font-weight-asian="bold" style:font-name-complex="FreeSans" style:font-size-complex="18pt" style:font-weight-complex="bold"/>
    </style:style>
    <style:style style:name="P14" style:family="paragraph" style:parent-style-name="Preformatted_20_Text">
      <style:paragraph-properties fo:margin-top="0cm" fo:margin-bottom="0.499cm" loext:contextual-spacing="false" fo:line-height="125%"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Heading_20_2">
      <style:text-properties style:font-name="Arial"/>
    </style:style>
    <style:style style:name="P16" style:family="paragraph" style:parent-style-name="Heading_20_2">
      <style:text-properties style:font-name="Arial" fo:font-size="16pt" fo:font-weight="bold" officeooo:rsid="0018fa6d" officeooo:paragraph-rsid="0018fa6d" style:font-name-asian="Noto Sans CJK SC Regular" style:font-size-asian="16pt" style:font-weight-asian="bold" style:font-name-complex="FreeSans" style:font-size-complex="16pt" style:font-weight-complex="bold"/>
    </style:style>
    <style:style style:name="P17" style:family="paragraph" style:parent-style-name="Heading_20_2">
      <style:text-properties style:font-name="Arial" fo:font-size="13pt" style:font-size-asian="13pt" style:font-size-complex="13pt"/>
    </style:style>
    <style:style style:name="P18" style:family="paragraph" style:parent-style-name="Heading_20_1">
      <style:paragraph-properties fo:text-align="justify" style:justify-single-word="false"/>
      <style:text-properties style:font-name="Arial" fo:font-size="12pt" officeooo:rsid="0018fa6d" officeooo:paragraph-rsid="0018fa6d" style:font-size-asian="12pt" style:font-size-complex="12pt"/>
    </style:style>
    <style:style style:name="T1" style:family="text">
      <style:text-properties officeooo:rsid="001d5c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5c43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Bully Election</text:h>
      <text:p text:style-name="P1"/>
      <text:p text:style-name="P1">The bully algorithm is a method in distributed computing for dynamically electing a coordinator by process ID number. The process with the highest process ID number is selected as the coordinator.</text:p>
      <text:list xml:id="list1857832953479851185" text:style-name="L1">
        <text:list-item>
          <text:p text:style-name="P5">Each node has access to some permanent storage that survives node failures.</text:p>
        </text:list-item>
        <text:list-item>
          <text:p text:style-name="P5">There are no transmission errors.</text:p>
        </text:list-item>
        <text:list-item>
          <text:p text:style-name="P2">The communication subsystem does not fail</text:p>
        </text:list-item>
      </text:list>
      <text:h text:style-name="P17" text:outline-level="2">Algorithm :</text:h>
      <text:list xml:id="list2139427605461830886" text:style-name="L2">
        <text:list-item>
          <text:p text:style-name="P6">The bully election algorithm</text:p>
        </text:list-item>
        <text:list-item>
          <text:p text:style-name="P6">Process 4 holds an election</text:p>
        </text:list-item>
        <text:list-item>
          <text:p text:style-name="P6">Process 5 and 6 respond, telling 4 to stop</text:p>
        </text:list-item>
        <text:list-item>
          <text:p text:style-name="P6">Now 5 and 6 each hold an election</text:p>
        </text:list-item>
        <text:list-item>
          <text:p text:style-name="P6">Process 6 tells 5 to stop</text:p>
        </text:list-item>
        <text:list-item>
          <text:p text:style-name="P3">Process 6 wins and tells everyone</text:p>
        </text:list-item>
      </text:list>
      <text:p text:style-name="P10"/>
      <text:h text:style-name="P16" text:outline-level="2">C Program for Bully Election Algorithm : Election Algorithms</text:h>
      <text:p text:style-name="P13"/>
      <text:p text:style-name="P11">#include&lt;stdio.h&gt;</text:p>
      <text:p text:style-name="P12">typedef struct process</text:p>
      <text:p text:style-name="P12">{</text:p>
      <text:p text:style-name="P12"><text:s text:c="3"/>int id;</text:p>
      <text:p text:style-name="P12"><text:s text:c="3"/>int crash;</text:p>
      <text:p text:style-name="P12">}process;</text:p>
      <text:p text:style-name="P12">process P[10];</text:p>
      <text:p text:style-name="P12"/>
      <text:p text:style-name="P12">int total,coordinator;</text:p>
      <text:p text:style-name="P12"/>
      <text:p text:style-name="P12">int highest()</text:p>
      <text:p text:style-name="P12">{</text:p>
      <text:p text:style-name="P12"><text:s text:c="3"/>int max=0,i,loc;</text:p>
      <text:p text:style-name="P12"><text:s/></text:p>
      <text:p text:style-name="P12"><text:s text:c="2"/>for(i=1;i&lt;=total;i++)</text:p>
      <text:p text:style-name="P12"><text:s text:c="2"/>{</text:p>
      <text:p text:style-name="P12"><text:s text:c="5"/>if(P[i].id&gt;max)</text:p>
      <text:p text:style-name="P12"><text:s text:c="5"/>{</text:p>
      <text:p text:style-name="P12"><text:s text:c="7"/>if(P[i].crash==0)</text:p>
      <text:p text:style-name="P12"><text:s text:c="7"/>{</text:p>
      <text:p text:style-name="P12"><text:soft-page-break/><text:s text:c="8"/>max=P[i].id;</text:p>
      <text:p text:style-name="P12"><text:s text:c="8"/>loc=i;</text:p>
      <text:p text:style-name="P12"><text:s text:c="7"/>} <text:s/></text:p>
      <text:p text:style-name="P12"><text:s text:c="5"/>}</text:p>
      <text:p text:style-name="P12"><text:s text:c="2"/>}</text:p>
      <text:p text:style-name="P12"><text:s text:c="2"/>return(loc);</text:p>
      <text:p text:style-name="P12">}</text:p>
      <text:p text:style-name="P12"/>
      <text:p text:style-name="P12">void election(int newco)</text:p>
      <text:p text:style-name="P12">{</text:p>
      <text:p text:style-name="P12"><text:s/>int i,j,new;</text:p>
      <text:p text:style-name="P12"><text:s text:c="2"/>int total1=0;</text:p>
      <text:p text:style-name="P12"><text:s/>for(j=1;j&lt;=total;j++)</text:p>
      <text:p text:style-name="P12"><text:s text:c="2"/>if(P[j].crash!=1)</text:p>
      <text:p text:style-name="P12"><text:s text:c="12"/>total1++;</text:p>
      <text:p text:style-name="P12"><text:s text:c="8"/>while(newco&lt;=total1)</text:p>
      <text:p text:style-name="P12"><text:s/>{ <text:s/></text:p>
      <text:p text:style-name="P12"><text:s text:c="2"/>for(i=newco+1;i&lt;=total;i++)</text:p>
      <text:p text:style-name="P12"><text:s text:c="5"/>if(P[newco].id&lt; P[i].id)</text:p>
      <text:p text:style-name="P12"><text:s text:c="8"/>printf("n <text:s/>Election message sent to Process %d by process %d",i,newco);</text:p>
      <text:p text:style-name="P12"><text:s text:c="4"/>printf("n");</text:p>
      <text:p text:style-name="P12"><text:s text:c="4"/>for(i=newco+1;i&lt;=total;i++)</text:p>
      <text:p text:style-name="P12"><text:s text:c="5"/>if(P[i].crash==0 &amp;&amp; P[newco].id&lt; P[i].id )</text:p>
      <text:p text:style-name="P12"><text:s text:c="9"/>printf("n <text:s/>OK message received from Process %d",i);</text:p>
      <text:p text:style-name="P12"><text:s text:c="3"/>else if(P[i].crash=1 &amp;&amp; P[newco].id&lt; P[i].id)</text:p>
      <text:p text:style-name="P12"><text:s text:c="13"/>printf("n <text:s/>Process %d is not responding..",i);</text:p>
      <text:p text:style-name="P12"><text:s text:c="13"/>newco=newco+1;</text:p>
      <text:p text:style-name="P12"><text:s text:c="4"/>if(newco&lt;=total1)</text:p>
      <text:p text:style-name="P12"><text:s text:c="15"/>printf("nn <text:s/>process %d is taking over..",newco);</text:p>
      <text:p text:style-name="P12"><text:s text:c="2"/>}</text:p>
      <text:p text:style-name="P12"><text:s/>coordinator=newco-1;</text:p>
      <text:p text:style-name="P12"><text:s text:c="3"/>printf("nn New elected coordinator is Process %d",coordinator); <text:s/></text:p>
      <text:p text:style-name="P12">}</text:p>
      <text:p text:style-name="P12"/>
      <text:p text:style-name="P12">void Crash()</text:p>
      <text:p text:style-name="P12">{</text:p>
      <text:p text:style-name="P12"><text:s/>int no,i,newco;</text:p>
      <text:p text:style-name="P12"><text:s/>printf("n <text:s/>Enter the Process Number of the Process to be crashed: ");</text:p>
      <text:p text:style-name="P12"><text:s text:c="4"/>scanf("%d",&amp;no);</text:p>
      <text:p text:style-name="P12"><text:s/>P[no].crash=1;</text:p>
      <text:p text:style-name="P12"><text:s text:c="4"/>printf("n <text:s/>Process %d has crashed.. ",no); </text:p>
      <text:p text:style-name="P12"><text:s text:c="2"/>for(i=1;i&lt;=total;i++)</text:p>
      <text:p text:style-name="P12"><text:soft-page-break/><text:s text:c="3"/>{</text:p>
      <text:p text:style-name="P12"><text:s text:c="4"/>if(P[i].crash==0)</text:p>
      <text:p text:style-name="P12"><text:s text:c="7"/>printf("n Process %d is active",i);</text:p>
      <text:p text:style-name="P12"><text:s text:c="5"/>else </text:p>
      <text:p text:style-name="P12"><text:s text:c="7"/>printf("nn Process %d is Inactive",i); </text:p>
      <text:p text:style-name="P12"><text:s text:c="3"/>}</text:p>
      <text:p text:style-name="P12"><text:s text:c="3"/>if(no==coordinator)</text:p>
      <text:p text:style-name="P12"><text:s text:c="5"/>{ </text:p>
      <text:p text:style-name="P12"><text:s text:c="8"/>printf("nn <text:s/>Enter a process number which should start the election: ");</text:p>
      <text:p text:style-name="P12"><text:s text:c="8"/>scanf("%d",&amp;newco);</text:p>
      <text:p text:style-name="P12"><text:s text:c="3"/>election(newco);</text:p>
      <text:p text:style-name="P12"><text:s text:c="3"/>}</text:p>
      <text:p text:style-name="P12">}</text:p>
      <text:p text:style-name="P12"/>
      <text:p text:style-name="P12">void Recover()</text:p>
      <text:p text:style-name="P12">{</text:p>
      <text:p text:style-name="P12"><text:s text:c="3"/>int rec;</text:p>
      <text:p text:style-name="P12"><text:s text:c="4"/>printf("n Enter the Process number of the process to be recovered: ");</text:p>
      <text:p text:style-name="P12"><text:s text:c="5"/>scanf("%d",&amp;rec);</text:p>
      <text:p text:style-name="P12"><text:s text:c="3"/>P[rec].crash=0;</text:p>
      <text:p text:style-name="P12"><text:s text:c="4"/>election(rec);</text:p>
      <text:p text:style-name="P12">}</text:p>
      <text:p text:style-name="P12"/>
      <text:p text:style-name="P12">void Bully()</text:p>
      <text:p text:style-name="P12">{</text:p>
      <text:p text:style-name="P12"><text:s/>int op;</text:p>
      <text:p text:style-name="P12"><text:s/>coordinator=highest(); </text:p>
      <text:p text:style-name="P12"><text:s/>printf("n <text:s/>Process %d is the Coordinator...",coordinator);</text:p>
      <text:p text:style-name="P12"><text:s/>do{ <text:s/></text:p>
      <text:p text:style-name="P12"><text:s text:c="2"/>printf("nn 1.Crash n 2.Recover n 3.Exit ");</text:p>
      <text:p text:style-name="P12"><text:s text:c="8"/>printf("nn Enter your choice: ");</text:p>
      <text:p text:style-name="P12"><text:s text:c="8"/>scanf("%d",&amp;op);</text:p>
      <text:p text:style-name="P12"><text:s text:c="7"/>switch(op)</text:p>
      <text:p text:style-name="P12"><text:s text:c="6"/>{</text:p>
      <text:p text:style-name="P12"><text:s text:c="9"/>case 1: Crash();</text:p>
      <text:p text:style-name="P12"><text:s text:c="15"/>break;</text:p>
      <text:p text:style-name="P12"><text:s text:c="3"/>case 2: Recover();</text:p>
      <text:p text:style-name="P12"><text:s text:c="13"/>break;</text:p>
      <text:p text:style-name="P12"><text:s text:c="3"/>case 3: </text:p>
      <text:p text:style-name="P12"><text:s text:c="13"/>break; </text:p>
      <text:p text:style-name="P12"><text:s text:c="6"/>}</text:p>
      <text:p text:style-name="P12"><text:s text:c="4"/>}while(op!=3);</text:p>
      <text:p text:style-name="P12"><text:soft-page-break/>}</text:p>
      <text:p text:style-name="P12"/>
      <text:p text:style-name="P12"/>
      <text:p text:style-name="P12">int main()</text:p>
      <text:p text:style-name="P12">{</text:p>
      <text:p text:style-name="P12"><text:s/></text:p>
      <text:p text:style-name="P12"><text:s text:c="3"/>int i,id;</text:p>
      <text:p text:style-name="P12"><text:s/>int ch;</text:p>
      <text:p text:style-name="P12"><text:s/>printf("n Enter Number of Processes: ");</text:p>
      <text:p text:style-name="P12"><text:s/>scanf("%d",&amp;total);</text:p>
      <text:p text:style-name="P12"><text:s text:c="2"/>printf("nEnter the id for the processes from low priority to high priorityn");</text:p>
      <text:p text:style-name="P12"><text:s text:c="4"/>for(i=1;i&lt;=total;i++)</text:p>
      <text:p text:style-name="P12"><text:s text:c="3"/>{ <text:s/></text:p>
      <text:p text:style-name="P12"><text:s text:c="7"/>printf("Enter id for Process %d: ",i);</text:p>
      <text:p text:style-name="P12"><text:s text:c="7"/>scanf("%d",&amp;id);</text:p>
      <text:p text:style-name="P12"><text:s text:c="7"/>P[i].id=id;</text:p>
      <text:p text:style-name="P12"><text:s text:c="7"/>P[i].crash=0;</text:p>
      <text:p text:style-name="P12"><text:s text:c="3"/>}</text:p>
      <text:p text:style-name="P12"><text:s text:c="2"/>Bully();</text:p>
      <text:p text:style-name="P12"><text:s/>return 0;</text:p>
      <text:p text:style-name="P14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h text:style-name="P18" text:outline-level="1">C Program For Ring Algorithm(Coordinator Election)</text:h>
      <text:p text:style-name="P7"/>
      <text:p text:style-name="P7"/>
      <text:p text:style-name="P7">Ring Algorithm is use in Distributed Systems As an Election Algorithm for selecting coordinator process  and so I am writing Simple Ring Algorithm In C.</text:p>
      <text:p text:style-name="P9">Note: This algorithm initiate election by lowest available process Id.</text:p>
      <text:p text:style-name="P8"/>
      <text:p text:style-name="P8">#include&lt;stdio.h&gt;</text:p>
      <text:p text:style-name="P8"/>
      <text:p text:style-name="P8">struct proc{</text:p>
      <text:p text:style-name="P8"><text:tab/>int pri;</text:p>
      <text:p text:style-name="P8"><text:tab/>int flg;</text:p>
      <text:p text:style-name="P8">}proc[20];</text:p>
      <text:p text:style-name="P8">int e[20];<text:tab/>//to store ring status</text:p>
      <text:p text:style-name="P8">int n;</text:p>
      <text:p text:style-name="P8">void main(){</text:p>
      <text:p text:style-name="P8"><text:tab/>int ch,i,val,cord,fcord,pcrash,pstart,pact;</text:p>
      <text:p text:style-name="P8"><text:tab/>val=0,cord=0;</text:p>
      <text:p text:style-name="P8"><text:tab/>printf("\nEnter no of proc");</text:p>
      <text:p text:style-name="P8"><text:tab/>scanf("%d",&amp;n);</text:p>
      <text:p text:style-name="P8"><text:tab/>for(i=1;i&lt;=n;i++){</text:p>
      <text:p text:style-name="P8"><text:tab/><text:tab/>printf("Enter Pri for %d : ",i);</text:p>
      <text:p text:style-name="P8"><text:tab/><text:tab/>scanf("%d",&amp;proc[i].pri);</text:p>
      <text:p text:style-name="P8"><text:tab/><text:tab/>proc[i].flg=1;</text:p>
      <text:p text:style-name="P8"><text:tab/>}//for scan &amp; init </text:p>
      <text:p text:style-name="P8"><text:tab/>for(i=1;i&lt;=n;i++){</text:p>
      <text:p text:style-name="P8"><text:tab/><text:tab/>if(proc[i].pri&gt;val){</text:p>
      <text:p text:style-name="P8"><text:tab/><text:tab/><text:tab/>val=proc[i].pri;</text:p>
      <text:p text:style-name="P8"><text:tab/><text:tab/><text:tab/>cord=i;</text:p>
      <text:p text:style-name="P8"><text:tab/><text:tab/>}</text:p>
      <text:p text:style-name="P8"><text:tab/>}</text:p>
      <text:p text:style-name="P8"><text:tab/>fcord=cord;<text:tab/><text:tab/>//set initial cordinator</text:p>
      <text:p text:style-name="P8"><text:tab/>printf("\n Coordinator is proc %d",fcord);</text:p>
      <text:p text:style-name="P8"><text:tab/>do{</text:p>
      <text:p text:style-name="P8"><text:tab/><text:tab/>printf("\n************Menu******************");</text:p>
      <text:p text:style-name="P8"><text:tab/><text:tab/>printf("\n1)Crash Proc");</text:p>
      <text:p text:style-name="P8"><text:tab/><text:tab/>printf("\n2)Activate Proc");</text:p>
      <text:p text:style-name="P8"><text:tab/><text:tab/>printf("\n3) Display");</text:p>
      <text:p text:style-name="P8"><text:tab/><text:tab/>printf("\n4)Exit");</text:p>
      <text:p text:style-name="P8"><text:tab/><text:tab/>printf("\nEnter u r choice");</text:p>
      <text:p text:style-name="P8"><text:tab/><text:tab/>scanf("%d",&amp;ch);</text:p>
      <text:p text:style-name="P8"><text:tab/><text:tab/>switch(ch){</text:p>
      <text:p text:style-name="P8"><text:tab/><text:tab/><text:tab/>case 1:</text:p>
      <text:p text:style-name="P8"><text:tab/><text:tab/><text:tab/><text:tab/>printf("\nEnter proc to be crashed");</text:p>
      <text:p text:style-name="P8"><text:tab/><text:tab/><text:tab/><text:tab/>scanf("%d",&amp;pcrash);</text:p>
      <text:p text:style-name="P8"><text:soft-page-break/><text:tab/><text:tab/><text:tab/><text:tab/>printf("\nEnter proc to initiate");</text:p>
      <text:p text:style-name="P8"><text:tab/><text:tab/><text:tab/><text:tab/>scanf("%d",&amp;pstart);</text:p>
      <text:p text:style-name="P8"><text:tab/><text:tab/><text:tab/><text:tab/>if(proc[pcrash].flg==0){<text:tab/>//already crashed</text:p>
      <text:p text:style-name="P8"><text:tab/><text:tab/><text:tab/><text:tab/><text:tab/>printf("\nProc is already crashed");</text:p>
      <text:p text:style-name="P8"><text:tab/><text:tab/><text:tab/><text:tab/>}else{</text:p>
      <text:p text:style-name="P8"><text:tab/><text:tab/><text:tab/><text:tab/><text:tab/>proc[pcrash].flg=0;</text:p>
      <text:p text:style-name="P8"><text:tab/><text:tab/><text:tab/><text:tab/><text:tab/>printf("\nProc Crashed ");</text:p>
      <text:p text:style-name="P8"><text:tab/><text:tab/><text:tab/><text:tab/>}</text:p>
      <text:p text:style-name="P8"><text:tab/><text:tab/><text:tab/><text:tab/>if(pcrash==fcord){</text:p>
      <text:p text:style-name="P8"><text:tab/><text:tab/><text:tab/><text:tab/><text:tab/>fcord=ring(pstart);</text:p>
      <text:p text:style-name="P8"><text:tab/><text:tab/><text:tab/><text:tab/>}else{</text:p>
      <text:p text:style-name="P8"><text:tab/><text:tab/><text:tab/><text:tab/><text:tab/>pstart=ring(pstart);</text:p>
      <text:p text:style-name="P8"><text:tab/><text:tab/><text:tab/><text:tab/><text:tab/>printf("\n Request Proc %d",pstart);</text:p>
      <text:p text:style-name="P8"><text:tab/><text:tab/><text:tab/><text:tab/>}</text:p>
      <text:p text:style-name="P8"><text:tab/><text:tab/><text:tab/>break;</text:p>
      <text:p text:style-name="P8"><text:tab/><text:tab/><text:tab/>case 2:</text:p>
      <text:p text:style-name="P8"><text:tab/><text:tab/><text:tab/><text:tab/>printf("\nEnter proc to be activate");</text:p>
      <text:p text:style-name="P8"><text:tab/><text:tab/><text:tab/><text:tab/>scanf("%d",&amp;pact);</text:p>
      <text:p text:style-name="P8"><text:tab/><text:tab/><text:tab/><text:tab/>if(proc[pact].flg==1){</text:p>
      <text:p text:style-name="P8"><text:tab/><text:tab/><text:tab/><text:tab/><text:tab/>printf("\nAlready Activated");</text:p>
      <text:p text:style-name="P8"><text:tab/><text:tab/><text:tab/><text:tab/><text:tab/>break;</text:p>
      <text:p text:style-name="P8"><text:tab/><text:tab/><text:tab/><text:tab/>}</text:p>
      <text:p text:style-name="P8"><text:tab/><text:tab/><text:tab/><text:tab/>proc[pact].flg=1;</text:p>
      <text:p text:style-name="P8"><text:tab/><text:tab/><text:tab/><text:tab/>if(proc[fcord].pri&lt;proc[pact].pri){</text:p>
      <text:p text:style-name="P8"><text:tab/><text:tab/><text:tab/><text:tab/><text:tab/>fcord=pact;</text:p>
      <text:p text:style-name="P8"><text:tab/><text:tab/><text:tab/><text:tab/>}</text:p>
      <text:p text:style-name="P8"><text:tab/><text:tab/><text:tab/><text:tab/>printf("\nCordinator is : %d",fcord);</text:p>
      <text:p text:style-name="P8"><text:tab/><text:tab/><text:tab/><text:tab/></text:p>
      <text:p text:style-name="P8"><text:tab/><text:tab/><text:tab/>break;</text:p>
      <text:p text:style-name="P8"><text:tab/><text:tab/><text:tab/>case 3:</text:p>
      <text:p text:style-name="P8"><text:tab/><text:tab/><text:tab/><text:tab/>printf("\n Proc Status-----------------------------------------&gt;");</text:p>
      <text:p text:style-name="P8"><text:tab/><text:tab/><text:tab/><text:tab/>printf("\n Proc Id Proc Pri <text:s/>Proc Status");</text:p>
      <text:p text:style-name="P8"><text:tab/><text:tab/><text:tab/><text:tab/>for(i=1;i&lt;=n;i++){</text:p>
      <text:p text:style-name="P8"><text:tab/><text:tab/><text:tab/><text:tab/><text:tab/>printf("\n %d %d %d",i,proc[i].pri,proc[i].flg);</text:p>
      <text:p text:style-name="P8"><text:tab/><text:tab/><text:tab/><text:tab/>}</text:p>
      <text:p text:style-name="P8"><text:tab/><text:tab/><text:tab/><text:tab/>printf("Cordinator----&gt;%d",fcord);</text:p>
      <text:p text:style-name="P8"><text:tab/><text:tab/><text:tab/>break;</text:p>
      <text:p text:style-name="P8"><text:tab/><text:tab/>}//switch</text:p>
      <text:p text:style-name="P8"><text:tab/>}while(ch!=4);</text:p>
      <text:p text:style-name="P8">}//main</text:p>
      <text:p text:style-name="P8">int ring(int r){</text:p>
      <text:p text:style-name="P8"><text:tab/>int max,x,y,i=0,k;</text:p>
      <text:p text:style-name="P8"><text:tab/>max=proc[r].pri;</text:p>
      <text:p text:style-name="P8"><text:tab/>x=r;<text:tab/>//intial</text:p>
      <text:p text:style-name="P8"><text:tab/>y=r+1;<text:tab/>//next in ring</text:p>
      <text:p text:style-name="P8"><text:tab/>e[i++]=r;<text:tab/>//add r to array </text:p>
      <text:p text:style-name="P8"><text:tab/>while(y!=r){</text:p>
      <text:p text:style-name="P8"><text:tab/><text:tab/>if(proc[y].flg!=0){<text:tab/><text:tab/>//check flg status for y</text:p>
      <text:p text:style-name="P8"><text:tab/><text:tab/><text:tab/>e[i++]=y;</text:p>
      <text:p text:style-name="P8"><text:tab/><text:tab/><text:tab/>printf("\nElection Msg from %d to %d",x,y);</text:p>
      <text:p text:style-name="P8"><text:tab/><text:tab/><text:tab/>x=y;</text:p>
      <text:p text:style-name="P8"><text:soft-page-break/><text:tab/><text:tab/><text:tab/>for(k=0;k&lt;i;k++){<text:tab/><text:tab/>//i keep track of total values and k used to travel e</text:p>
      <text:p text:style-name="P8"><text:tab/><text:tab/><text:tab/><text:tab/>printf("\t %d",proc[e[k]].pri);</text:p>
      <text:p text:style-name="P8"><text:tab/><text:tab/><text:tab/>}//for</text:p>
      <text:p text:style-name="P8"><text:tab/><text:tab/>}//if</text:p>
      <text:p text:style-name="P8"><text:tab/><text:tab/>y=((y+1)%(n+1));<text:tab/>//to select next proc in ring</text:p>
      <text:p text:style-name="P8"><text:tab/><text:tab/>max=e[0];<text:tab/>//set max to first</text:p>
      <text:p text:style-name="P8"><text:tab/><text:tab/>for(k=0;k&lt;i;k++){<text:tab/></text:p>
      <text:p text:style-name="P8"><text:tab/><text:tab/><text:tab/>if(proc[e[k]].pri&gt;max){</text:p>
      <text:p text:style-name="P8"><text:tab/><text:tab/><text:tab/><text:tab/>max=e[k];</text:p>
      <text:p text:style-name="P8"><text:tab/><text:tab/><text:tab/>}</text:p>
      <text:p text:style-name="P8"><text:tab/><text:tab/>}//for</text:p>
      <text:p text:style-name="P8"><text:tab/>}//ring is complete</text:p>
      <text:p text:style-name="P8"><text:tab/>return max;</text:p>
      <text:p text:style-name="P8">}</text:p>
      <text:p text:style-name="P8"/>
      <text:p text:style-name="P8"/>
      <text:p text:style-name="P4"><text:span text:style-name="T3">O</text:span><text:span text:style-name="T2">utput of the program is as follows:</text:span></text:p>
      <text:p text:style-name="P8">aaa@aaa:~/Desktop$ ./a.out </text:p>
      <text:p text:style-name="P8"/>
      <text:p text:style-name="P8">Enter no of proc5</text:p>
      <text:p text:style-name="P8">Enter Pri for 1 : 12</text:p>
      <text:p text:style-name="P8">Enter Pri for 2 : 23</text:p>
      <text:p text:style-name="P8">Enter Pri for 3 : 22 </text:p>
      <text:p text:style-name="P8">Enter Pri for 4 : 25</text:p>
      <text:p text:style-name="P8">Enter Pri for 5 : 15</text:p>
      <text:p text:style-name="P8"/>
      <text:p text:style-name="P8"><text:s/>Coordinator is proc 4</text:p>
      <text:p text:style-name="P8">************Menu******************</text:p>
      <text:p text:style-name="P8">1)Crash Proc</text:p>
      <text:p text:style-name="P8">2)Activate Proc</text:p>
      <text:p text:style-name="P8">3) Display</text:p>
      <text:p text:style-name="P8">4)Exit</text:p>
      <text:p text:style-name="P8">Enter u r choice1</text:p>
      <text:p text:style-name="P8"/>
      <text:p text:style-name="P8">Enter proc to be crashed3</text:p>
      <text:p text:style-name="P8"/>
      <text:p text:style-name="P8">Enter proc to initiate5</text:p>
      <text:p text:style-name="P8"/>
      <text:p text:style-name="P8">Proc Crashed </text:p>
      <text:p text:style-name="P8">Election Msg from 5 to 1<text:tab/> 15<text:tab/> 12</text:p>
      <text:p text:style-name="P8">Election Msg from 1 to 2<text:tab/> 15<text:tab/> 12<text:tab/> 23</text:p>
      <text:p text:style-name="P8">Election Msg from 2 to 4<text:tab/> 15<text:tab/> 12<text:tab/> 23<text:tab/> 25</text:p>
      <text:p text:style-name="P8"><text:s/>Request Proc 4</text:p>
      <text:p text:style-name="P8">************Menu******************</text:p>
      <text:p text:style-name="P8">1)Crash Proc</text:p>
      <text:p text:style-name="P8">2)Activate Proc</text:p>
      <text:p text:style-name="P8">3) Display</text:p>
      <text:p text:style-name="P8">4)Exit</text:p>
      <text:p text:style-name="P8">Enter u r choice^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1:48:59.786779215</meta:creation-date>
    <dc:date>2017-05-09T22:12:09.670755926</dc:date>
    <meta:editing-duration>PT23M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7" meta:paragraph-count="263" meta:word-count="754" meta:character-count="6154" meta:non-whitespace-character-count="4933"/>
  </office:meta>
</office:document-meta>
</file>